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in" fo:margin-bottom="0in" fo:line-height="114%" style:writing-mode="lr-tb"/>
    </style:style>
    <style:style style:name="P15"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5">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health</text:p>
      <text:p text:style-name="P9">-damage reduction</text:p>
      <text:p text:style-name="P9">- cc reduction</text:p>
      <text:p text:style-name="P9">- healing effectiveness</text:p>
      <text:p text:style-name="P11"/>
      <text:p text:style-name="P5">Armor</text:p>
      <text:p text:style-name="P12">Modifiers:</text:p>
      <text:p text:style-name="P9">- double cc reduction</text:p>
      <text:p text:style-name="P9">- doubles healing effectiveness</text:p>
      <text:p text:style-name="P9">- can carry up to 10 potions</text:p>
      <text:p text:style-name="P9">- 15% chance to absorb projectiles</text:p>
      <text:p text:style-name="P12"/>
      <text:p text:style-name="P12">Stats:</text:p>
      <text:p text:style-name="P9">-health</text:p>
      <text:p text:style-name="P9">-damage reduction</text:p>
      <text:p text:style-name="P9">-life leech</text:p>
      <text:p text:style-name="P9">-life regen</text:p>
      <text:p text:style-name="P5"><text:soft-page-break/></text:p>
      <text:p text:style-name="P5"/>
      <text:p text:style-name="P5">Weapon</text:p>
      <text:p text:style-name="P12">Modifiers:</text:p>
      <text:p text:style-name="P9">- Consecutive hits gain +5% crit</text:p>
      <text:p text:style-name="P9">- Melee attacks do 50% more damage</text:p>
      <text:p text:style-name="P9">- ranged attacks have a 50% chance to slow</text:p>
      <text:p text:style-name="P9">- Critical Hits gain +100% damage</text:p>
      <text:p text:style-name="P11"/>
      <text:p text:style-name="P12">Stats:</text:p>
      <text:p text:style-name="P9">-damage</text:p>
      <text:p text:style-name="P9">-attack speed</text:p>
      <text:p text:style-name="P9">-crit chance</text:p>
      <text:p text:style-name="P9">-crit damage</text:p>
      <text:p text:style-name="P9"/>
      <text:p text:style-name="P5"><text:line-break/>Boots</text:p>
      <text:p text:style-name="P13">Modifiers:</text:p>
      <text:p text:style-name="P8">- +50% cc reduction boots</text:p>
      <text:p text:style-name="P8">-double jump</text:p>
      <text:p text:style-name="P8">-jetpack boots</text:p>
      <text:p text:style-name="P8">-teleport boots</text:p>
      <text:p text:style-name="P8"/>
      <text:p text:style-name="P13">Stats:</text:p>
      <text:p text:style-name="P9">-damage</text:p>
      <text:p text:style-name="P8">-attack speed</text:p>
      <text:p text:style-name="P8">-move speed</text:p>
      <text:p text:style-name="P8">-jump height</text:p>
      <text:p text:style-name="P1"/>
      <text:p text:style-name="P1"/>
      <text:p text:style-name="P1"><text:line-break/></text:p>
      <text:p text:style-name="P10">Skill Ideas:</text:p>
      <text:p text:style-name="Text_20_body"/>
      <text:p text:style-name="P7">Slinkey movement thing</text:p>
      <text:p text:style-name="Text_20_body"/>
      <text:p text:style-name="P7">Stickey Grenade- shoot a grenade that sticks to its targets</text:p>
      <text:p text:style-name="Text_20_body"/>
      <text:p text:style-name="P7">Some sort of homing missile</text:p>
      <text:p text:style-name="Text_20_body"/>
      <text:p text:style-name="P7">-attacks that life leech</text:p>
      <text:p text:style-name="P7">-attacks that have increased crit damage</text:p>
      <text:p text:style-name="P7"/>
      <text:p text:style-name="P7"><text:soft-page-break/>Exploding Stake - Shoots a stake that sticks in walls that will explode after a short amount of ti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0H22M5S</meta:editing-duration>
    <meta:editing-cycles>31</meta:editing-cycles>
    <meta:generator>OpenOffice.org/3.4.1$Win32 OpenOffice.org_project/341m1$Build-9593</meta:generator>
    <dc:date>2014-04-07T17:21:58.16</dc:date>
    <meta:document-statistic meta:table-count="0" meta:image-count="0" meta:object-count="0" meta:page-count="5" meta:paragraph-count="101" meta:word-count="764" meta:character-count="5098"/>
    <meta:user-defined meta:name="Info 1"/>
    <meta:user-defined meta:name="Info 2"/>
    <meta:user-defined meta:name="Info 3"/>
    <meta:user-defined meta:name="Info 4"/>
  </office:meta>
</office:document-meta>
</file>